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000000" fo:min-height="14.2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  <style:text-properties fo:color="#ffff00" loext:opacity="100%" style:font-name="Ubuntu" fo:font-size="28pt" style:font-name-asian="Liberation Mono" style:font-size-asian="28pt" style:font-name-complex="Liberation Mono" style:font-size-complex="28pt"/>
    </style:style>
    <style:style style:name="P2" style:family="paragraph">
      <loext:graphic-properties draw:fill="none" draw:fill-color="#000000"/>
      <style:paragraph-properties fo:text-align="start"/>
      <style:text-properties fo:color="#ffff00" loext:opacity="100%" style:font-name="Ubuntu" fo:font-size="28pt" style:font-name-asian="Liberation Mono" style:font-size-asian="28pt" style:font-name-complex="Liberation Mono" style:font-size-complex="2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-color="#ffffff"/>
      <style:text-properties fo:font-size="14pt" style:font-size-asian="14pt" style:font-size-complex="14pt"/>
    </style:style>
    <style:style style:name="T1" style:family="text">
      <style:text-properties fo:color="#ffff00" loext:opacity="100%" style:font-name="Ubuntu"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draw:style-name="gr1" draw:text-style-name="P2" draw:layer="layout" svg:width="27cm" svg:height="14.5cm" svg:x="0.5cm" svg:y="0.5cm">
          <draw:text-box>
            <text:p text:style-name="P1"><text:span text:style-name="T1">É bom estarmos juntos Nesta mesa do Senhor</text:span></text:p>
            <text:p text:style-name="P1"><text:span text:style-name="T1">E sentirmos Sua presença No calor de nosso irmão</text:span></text:p>
            <text:p text:style-name="P1"><text:span text:style-name="T1">Deus nos reune aqui Em um só espírito, Um só coração</text:span></text:p>
            <text:p text:style-name="P1"><text:span text:style-name="T1">Toda família vem Não falta ninguém Nesta comunhão</text:span></text:p>
            <text:p text:style-name="P1"><text:span text:style-name="T1"/></text:p>
            <text:p text:style-name="P1"><text:span text:style-name="T1">E vem cantando entre nós <text:s/>Maria de Deus, Senhora da Paz</text:span></text:p>
            <text:p text:style-name="P1"><text:span text:style-name="T1">E vem orando por nós <text:s/>A mãe de Jesus</text:span></text:p>
            <text:p text:style-name="P1"><text:span text:style-name="T1"/></text:p>
            <text:p text:style-name="P1"><text:span text:style-name="T1">Maria, nossa mãezinha Nos convida a união</text:span></text:p>
            <text:p text:style-name="P1"><text:span text:style-name="T1">Sua presença nos une Faz-nos todos mais irmãos</text:span></text:p>
            <text:p text:style-name="P1"><text:span text:style-name="T1">Nossa Senhora escuta O nosso silêncio, a nossa oração</text:span></text:p>
            <text:p text:style-name="P1"><text:span text:style-name="T1">E apresenta ao Filho Que se dá no vinho Que se dá no p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user-transformed="true">
            <draw:text-box>
              <text:p text:style-name="P3"><text:span text:style-name="T2">É bom estarmos juntos Nesta mesa do Senhor</text:span></text:p>
              <text:p text:style-name="P3"><text:span text:style-name="T2">G <text:s text:c="17"/>Bm <text:s text:c="7"/>C <text:s/>Am <text:s text:c="12"/>D <text:s/>D7</text:span></text:p>
              <text:p text:style-name="P3"><text:span text:style-name="T2">E sentirmos Sua presença No calor de nosso irmão</text:span></text:p>
              <text:p text:style-name="P3"><text:span text:style-name="T2">G <text:s text:c="15"/>Bm <text:s text:c="11"/>C9 <text:s/>Am <text:s text:c="9"/>D <text:s/>D7</text:span></text:p>
              <text:p text:style-name="P3"><text:span text:style-name="T2">Deus nos reune aqui Em um só espírito, Um só coração</text:span></text:p>
              <text:p text:style-name="P3"><text:span text:style-name="T2">G <text:s text:c="12"/>Bm <text:s text:c="12"/>C9 <text:s/>Am <text:s text:c="9"/>D <text:s text:c="2"/>D7</text:span></text:p>
              <text:p text:style-name="P3"><text:span text:style-name="T2">Toda família vem Não falta ninguém Nesta comunhão</text:span></text:p>
              <text:p text:style-name="P3"><text:span text:style-name="T2"/></text:p>
              <text:p text:style-name="P3"><text:span text:style-name="T2"><text:s text:c="3"/></text:span><text:span text:style-name="T2">G <text:s text:c="32"/>A <text:s text:c="10"/>D</text:span></text:p>
              <text:p text:style-name="P3"><text:span text:style-name="T2">E vem cantando entre nós <text:s/>Maria de Deus, Senhora da Paz</text:span></text:p>
              <text:p text:style-name="P3"><text:span text:style-name="T2"><text:s text:c="3"/></text:span><text:span text:style-name="T2">C <text:s/>C <text:s/>G/B <text:s/>Am <text:s/>D <text:s text:c="9"/>D7 <text:s/>G</text:span></text:p>
              <text:p text:style-name="P3"><text:span text:style-name="T2">E vem orando por nós <text:s/>A mãe de Jesus</text:span></text:p>
              <text:p text:style-name="P3"><text:span text:style-name="T2"/></text:p>
              <text:p text:style-name="P3"><text:span text:style-name="T2">G <text:s text:c="14"/>Bm <text:s text:c="10"/>C9 <text:s/>Am <text:s text:c="5"/>D</text:span></text:p>
              <text:p text:style-name="P3"><text:span text:style-name="T2">Maria, nossa mãezinha Nos convida a união</text:span></text:p>
              <text:p text:style-name="P3"><text:span text:style-name="T2">G <text:s text:c="15"/>Bm <text:s text:c="9"/>C9 <text:s/>Am <text:s text:c="7"/>D4 <text:s/>D <text:s/>D7</text:span></text:p>
              <text:p text:style-name="P3"><text:span text:style-name="T2">Sua presença nos une Faz-nos todos mais irmãos</text:span></text:p>
              <text:p text:style-name="P3"><text:span text:style-name="T2">G <text:s text:c="14"/>Bm <text:s text:c="12"/>C9 <text:s/>Am <text:s text:c="10"/>D <text:s/>D7</text:span></text:p>
              <text:p text:style-name="P3"><text:span text:style-name="T2">Nossa Senhora escuta O nosso silêncio, a nossa oração</text:span></text:p>
              <text:p text:style-name="P3"><text:span text:style-name="T2">G <text:s text:c="14"/>Bm <text:s text:c="15"/>C9 <text:s/>Am <text:s text:c="13"/>D <text:s/>D7</text:span></text:p>
              <text:p text:style-name="P3"><text:span text:style-name="T2">E apresenta ao Filho Que se dá no vinho Que se dá no pão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0T16:57:50.628885489</meta:creation-date>
    <dc:date>2023-10-10T17:03:02.847955797</dc:date>
    <meta:editing-duration>PT5M13S</meta:editing-duration>
    <meta:editing-cycles>1</meta:editing-cycles>
    <meta:document-statistic meta:object-count="24"/>
    <meta:generator>LibreOffice/7.3.7.2$Linux_X86_64 LibreOffice_project/30$Build-2</meta:generator>
  </office:meta>
</office:document-meta>
</file>